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/>
    </style:style>
    <style:style style:name="T2" style:parent-style-name="Fuentedepárrafopredeter." style:family="text">
      <style:text-properties fo:font-size="20pt" style:font-size-asian="20pt" style:font-size-complex="20pt"/>
    </style:style>
    <style:style style:name="P3" style:parent-style-name="Normal" style:family="paragraph">
      <style:text-properties fo:font-size="20pt" style:font-size-asian="20pt" style:font-size-complex="2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FORMAL EMAIL INGLES. <text:s/><text:s text:c="35"/>DESARROLLO DE APLICACIONES WEB<text:s/>(DAW)</text:p>
      <text:p text:style-name="Normal"><text:span text:style-name="T2"><draw:frame draw:style-name="a0" draw:name="Imagen 1" text:anchor-type="as-char" svg:x="0in" svg:y="0in" svg:width="5.90556in" svg:height="7.17569in" style:rel-width="scale" style:rel-height="scale"><draw:image xlink:href="media/image1.png" xlink:type="simple" xlink:show="embed" xlink:actuate="onLoad"/><svg:title/><svg:desc>Interfaz de usuario gráfica, Texto, Aplicación

El contenido generado por IA puede ser incorrecto.</svg:desc></draw:frame></text:span></text:p>
      <text:p text:style-name="P3"/>
      <text:soft-page-break/>
      <text:p text:style-name="Normal"><draw:frame draw:style-name="a1" draw:name="Imagen 1" text:anchor-type="as-char" svg:x="0in" svg:y="0in" svg:width="6.62336in" svg:height="3.80703in" style:rel-width="scale" style:rel-height="scale"><draw:image xlink:href="media/image2.png" xlink:type="simple" xlink:show="embed" xlink:actuate="onLoad"/><svg:title/><svg:desc>Interfaz de usuario gráfica, Texto, Aplicación, Correo electrónico

El contenido generado por IA puede ser incorrecto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an José De Pablo</meta:initial-creator>
    <dc:creator>Juan José De Pablo</dc:creator>
    <meta:creation-date>2025-11-21T12:24:00Z</meta:creation-date>
    <dc:date>2025-11-21T12:50:00Z</dc:date>
    <meta:template xlink:href="Normal.dotm" xlink:type="simple"/>
    <meta:editing-cycles>1</meta:editing-cycles>
    <meta:editing-duration>PT1560S</meta:editing-duration>
    <meta:document-statistic meta:page-count="2" meta:paragraph-count="1" meta:word-count="15" meta:character-count="98" meta:row-count="1" meta:non-whitespace-character-count="84"/>
  </office:meta>
</office:document-meta>
</file>